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8000000438A778358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Графический объект1" text:anchor-type="paragraph" svg:width="16.999cm" svg:height="9.56cm" draw:z-index="0"><draw:image xlink:href="Pictures/100000000000078000000438A778358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4S</meta:editing-duration>
    <meta:editing-cycles>3</meta:editing-cycles>
    <meta:generator>OpenOffice/4.1.5$Win32 OpenOffice.org_project/415m1$Build-9789</meta:generator>
    <dc:date>2018-11-26T11:19:04.28</dc:date>
    <meta:document-statistic meta:table-count="0" meta:image-count="1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